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Widget.get( String id , Scriptable star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riptableWidget.jsSet_state( Object state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ableWidget.wrap( Widge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Widget.jsFunction_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Widget.jsGe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Get_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Widge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Scriptable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Widget.ScriptableWidget( Objec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put( String id , Scriptable start , Object valu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ScriptableWidget.jsGet_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delete( int ind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riptableWidget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ableWidget.has( int index , Scriptable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ableWidget.has( String id , Scriptable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ableWidget.get( int index , Scriptable st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